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8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0.1388333333333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3.5771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1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1" table:style-name="ce2">
            <text:p>1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float" office:value="13" table:style-name="ce3">
            <text:p>13</text:p>
          </table:table-cell>
          <table:table-cell table:number-columns-repeated="16381" table:style-name="ce1"/>
        </table:table-row>
        <table:table-row table:number-rows-repeated="6" table:style-name="ro2">
          <table:table-cell table:number-columns-repeated="2"/>
          <table:table-cell table:number-columns-repeated="16382" table:style-name="ce1"/>
        </table:table-row>
        <table:table-row table:number-rows-repeated="41" table:style-name="ro2">
          <table:table-cell table:number-columns-repeated="16384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H2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196897: Padraig Mc Cormack</dc:creator>
    <meta:creation-date>2024-10-06T19:58:22Z</meta:creation-date>
    <dc:date>2024-10-07T10:54:05Z</dc:date>
  </office:meta>
</office:document-meta>
</file>